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6cm"/>
    </style:style>
    <style:style style:name="co3" style:family="table-column">
      <style:table-column-properties fo:break-before="auto" style:column-width="3.625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2.7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ropertyID</text:p>
          </table:table-cell>
          <table:table-cell office:value-type="string" calcext:value-type="string">
            <text:p>Builder</text:p>
          </table:table-cell>
          <table:table-cell office:value-type="string" calcext:value-type="string">
            <text:p>PropertyName</text:p>
          </table:table-cell>
          <table:table-cell office:value-type="string" calcext:value-type="string">
            <text:p>BHK</text:p>
          </table:table-cell>
          <table:table-cell office:value-type="string" calcext:value-type="string">
            <text:p>ServantRoom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ImageSr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3M</text:p>
          </table:table-cell>
          <table:table-cell office:value-type="string" calcext:value-type="string">
            <text:p>Golf 7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79, Gurugram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Underconstruction</text:p>
          </table:table-cell>
          <table:table-cell office:value-type="float" office:value="8999" calcext:value-type="float">
            <text:p>8999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https://raw.githubusercontent.com/ashishjain1547/envesttville_data/main/Images/M3M%20Golf%2079/1.p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3M</text:p>
          </table:table-cell>
          <table:table-cell office:value-type="string" calcext:value-type="string">
            <text:p>Golf 7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79, Gurugram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Underconstruction</text:p>
          </table:table-cell>
          <table:table-cell office:value-type="float" office:value="8999" calcext:value-type="float">
            <text:p>8999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https://raw.githubusercontent.com/ashishjain1547/envesttville_data/main/Images/M3M%20Golf%2079/2.p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3M</text:p>
          </table:table-cell>
          <table:table-cell office:value-type="string" calcext:value-type="string">
            <text:p>Golf 7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ctor 79, Gurugram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Underconstruction</text:p>
          </table:table-cell>
          <table:table-cell office:value-type="float" office:value="8999" calcext:value-type="float">
            <text:p>8999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https://raw.githubusercontent.com/ashishjain1547/envesttville_data/main/Images/M3M%20Golf%2079/3.p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3M</text:p>
          </table:table-cell>
          <table:table-cell office:value-type="string" calcext:value-type="string">
            <text:p>Golf 7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ctor 79, Gurugram</text:p>
          </table:table-cell>
          <table:table-cell office:value-type="float" office:value="2636" calcext:value-type="float">
            <text:p>2636</text:p>
          </table:table-cell>
          <table:table-cell office:value-type="string" calcext:value-type="string">
            <text:p>Underconstruction</text:p>
          </table:table-cell>
          <table:table-cell office:value-type="float" office:value="8999" calcext:value-type="float">
            <text:p>8999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https://raw.githubusercontent.com/ashishjain1547/envesttville_data/main/Images/M3M%20Golf%2079/4.pn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3M</text:p>
          </table:table-cell>
          <table:table-cell office:value-type="string" calcext:value-type="string">
            <text:p>Antalya Hills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79, Gurugram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Underconstruction</text:p>
          </table:table-cell>
          <table:table-cell office:value-type="float" office:value="9250" calcext:value-type="float">
            <text:p>9250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https://raw.githubusercontent.com/ashishjain1547/envesttville_data/main/Images/M3M%20Antalya%20Hills/1.pn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3M</text:p>
          </table:table-cell>
          <table:table-cell office:value-type="string" calcext:value-type="string">
            <text:p>Antalya Hills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79, Gurugram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Underconstruction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https://raw.githubusercontent.com/ashishjain1547/envesttville_data/main/Images/M3M%20Antalya%20Hills/2.pn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psko</text:p>
          </table:table-cell>
          <table:table-cell office:value-type="string" calcext:value-type="string">
            <text:p>Mount Vil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79, Gurugram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eady to move in</text:p>
          </table:table-cell>
          <table:table-cell office:value-type="float" office:value="8390" calcext:value-type="float">
            <text:p>8390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https://raw.githubusercontent.com/ashishjain1547/envesttville_data/main/Images/Mapsko%20Mount%20Ville/1.jp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psko</text:p>
          </table:table-cell>
          <table:table-cell office:value-type="string" calcext:value-type="string">
            <text:p>Casa Bell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82, Gurugram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Ready to move in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https://raw.githubusercontent.com/ashishjain1547/envesttville_data/main/Images/Mapsko%20Casabella/1.jpe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drej</text:p>
          </table:table-cell>
          <table:table-cell office:value-type="string" calcext:value-type="string">
            <text:p>A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79, Gurugram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Ready to move in</text:p>
          </table:table-cell>
          <table:table-cell office:value-type="float" office:value="8800" calcext:value-type="float">
            <text:p>8800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https://raw.githubusercontent.com/ashishjain1547/envesttville_data/main/Images/Godrej%20Aria/1.jp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1:14:05.622532519</meta:creation-date>
    <dc:date>2023-03-26T09:42:54.084373459</dc:date>
    <meta:editing-duration>PT55M46S</meta:editing-duration>
    <meta:editing-cycles>34</meta:editing-cycles>
    <meta:generator>LibreOffice/7.3.7.2$Linux_X86_64 LibreOffice_project/30$Build-2</meta:generator>
    <meta:document-statistic meta:table-count="1" meta:cell-count="120" meta:object-count="0"/>
  </office:meta>
</office:document-meta>
</file>